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69.16mm"/>
    </style:style>
    <style:style style:name="co3" style:family="table-column">
      <style:table-column-properties fo:break-before="auto" style:column-width="56.73mm"/>
    </style:style>
    <style:style style:name="co4" style:family="table-column">
      <style:table-column-properties fo:break-before="auto" style:column-width="49.11mm"/>
    </style:style>
    <style:style style:name="co5" style:family="table-column">
      <style:table-column-properties fo:break-before="auto" style:column-width="42.83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krigingModelValu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Kriging values</text:p>
          </table:table-cell>
          <table:table-cell table:style-name="ce1" office:value-type="string" calcext:value-type="string">
            <text:p>Correlation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var</text:p>
          </table:table-cell>
          <table:table-cell table:number-columns-repeated="2" office:value-type="string" calcext:value-type="string">
            <text:p>L/D</text:p>
          </table:table-cell>
          <table:table-cell table:number-columns-repeated="2" office:value-type="string" calcext:value-type="string">
            <text:p>m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Sp-tp</text:p>
          </table:table-cell>
          <table:table-cell office:value-type="string" calcext:value-type="string">
            <text:p>[2.70129875 0.31714918]</text:p>
          </table:table-cell>
          <table:table-cell office:value-type="string" calcext:value-type="string">
            <text:p>[2. <text:s text:c="7"/>1.9995724]</text:p>
          </table:table-cell>
          <table:table-cell office:value-type="string" calcext:value-type="string">
            <text:p>[0.84620288 0.65154292]</text:p>
          </table:table-cell>
          <table:table-cell office:value-type="string" calcext:value-type="string">
            <text:p>[1.99974454 1.99690645]</text:p>
          </table:table-cell>
          <table:table-cell/>
        </table:table-row>
        <table:table-row table:style-name="ro1">
          <table:table-cell office:value-type="string" calcext:value-type="string">
            <text:p>Sp-swp</text:p>
          </table:table-cell>
          <table:table-cell office:value-type="string" calcext:value-type="string">
            <text:p>[1.35999875 0.13664403]</text:p>
          </table:table-cell>
          <table:table-cell office:value-type="string" calcext:value-type="string">
            <text:p>[1.99998817 1.99992506]</text:p>
          </table:table-cell>
          <table:table-cell office:value-type="string" calcext:value-type="string">
            <text:p>[1.58908349 0.53728589]</text:p>
          </table:table-cell>
          <table:table-cell office:value-type="string" calcext:value-type="string">
            <text:p>[1.99980058 1.999275 <text:s/>]</text:p>
          </table:table-cell>
          <table:table-cell/>
        </table:table-row>
        <table:table-row table:style-name="ro1">
          <table:table-cell office:value-type="string" calcext:value-type="string">
            <text:p>Tp-swp</text:p>
          </table:table-cell>
          <table:table-cell office:value-type="string" calcext:value-type="string">
            <text:p>[0.89942933 0.47819414]</text:p>
          </table:table-cell>
          <table:table-cell office:value-type="string" calcext:value-type="string">
            <text:p>[1.99990622 2. <text:s text:c="7"/>]</text:p>
          </table:table-cell>
          <table:table-cell office:value-type="string" calcext:value-type="string">
            <text:p>[0.34592805 0.03824976]</text:p>
          </table:table-cell>
          <table:table-cell office:value-type="string" calcext:value-type="string">
            <text:p>[1.9977046 <text:s/>1.99702151]</text:p>
          </table:table-cell>
          <table:table-cell/>
        </table:table-row>
        <table:table-row table:style-name="ro1">
          <table:table-cell office:value-type="string" calcext:value-type="string">
            <text:p>Swp-tw</text:p>
          </table:table-cell>
          <table:table-cell office:value-type="string" calcext:value-type="string">
            <text:p>[4.75359283e-01 1.00000000e-05]</text:p>
          </table:table-cell>
          <table:table-cell office:value-type="string" calcext:value-type="string">
            <text:p>[1.99998436 1.99962809]</text:p>
          </table:table-cell>
          <table:table-cell office:value-type="string" calcext:value-type="string">
            <text:p>[1.82237332e+00 1.00000000e-05]</text:p>
          </table:table-cell>
          <table:table-cell office:value-type="string" calcext:value-type="string">
            <text:p>[1.99058851 1. <text:s text:c="7"/>]</text:p>
          </table:table-cell>
          <table:table-cell/>
        </table:table-row>
        <table:table-row table:style-name="ro1">
          <table:table-cell office:value-type="string" calcext:value-type="string">
            <text:p>Swp-d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 û tp û swp</text:p>
          </table:table-cell>
          <table:table-cell office:value-type="string" calcext:value-type="string">
            <text:p>L/D</text:p>
          </table:table-cell>
          <table:table-cell table:number-columns-repeated="3" office:value-type="string" calcext:value-type="string">
            <text:p>mass</text:p>
          </table:table-cell>
          <table:table-cell office:value-type="string" calcext:value-type="string">
            <text:p>lhc+runs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del time</text:p>
          </table:table-cell>
        </table:table-row>
        <table:table-row table:style-name="ro1">
          <table:table-cell office:value-type="string" calcext:value-type="string">
            <text:p>10:(18, 3)</text:p>
          </table:table-cell>
          <table:table-cell office:value-type="string" calcext:value-type="string">
            <text:p>[0.70111245 0.0289625 <text:s/>0.18313701]</text:p>
          </table:table-cell>
          <table:table-cell office:value-type="string" calcext:value-type="string">
            <text:p>[1.88184521 <text:s text:c="5"/>2. <text:s text:c="8"/>1.7735469 ]</text:p>
          </table:table-cell>
          <table:table-cell office:value-type="string" calcext:value-type="string">
            <text:p>[0.58488852 0.13928978 0.02308502]</text:p>
          </table:table-cell>
          <table:table-cell office:value-type="string" calcext:value-type="string">
            <text:p>[2. <text:s text:c="8"/>1.93070902 2. <text:s text:c="7"/>]</text:p>
          </table:table-cell>
          <table:table-cell office:value-type="float" office:value="6.422266" calcext:value-type="float">
            <text:p>6.422266</text:p>
          </table:table-cell>
        </table:table-row>
        <table:table-row table:style-name="ro1">
          <table:table-cell office:value-type="string" calcext:value-type="string">
            <text:p>20:(28, 3)</text:p>
          </table:table-cell>
          <table:table-cell office:value-type="string" calcext:value-type="string">
            <text:p>[2.88390519 0.02561265 0.27699442]</text:p>
          </table:table-cell>
          <table:table-cell office:value-type="string" calcext:value-type="string">
            <text:p>[2. <text:s text:c="8"/>1.94764522 <text:s text:c="7"/>2. <text:s text:c="7"/>]</text:p>
          </table:table-cell>
          <table:table-cell office:value-type="string" calcext:value-type="string">
            <text:p>[0.95100345 0.15493088 0.03190664]</text:p>
          </table:table-cell>
          <table:table-cell office:value-type="string" calcext:value-type="string">
            <text:p>[2. <text:s text:c="8"/>2. <text:s text:c="8"/>1.82033224]</text:p>
          </table:table-cell>
          <table:table-cell office:value-type="float" office:value="11.179176" calcext:value-type="float">
            <text:p>11.179176</text:p>
          </table:table-cell>
        </table:table-row>
        <table:table-row table:style-name="ro1">
          <table:table-cell office:value-type="string" calcext:value-type="string">
            <text:p>30:(38,3)</text:p>
          </table:table-cell>
          <table:table-cell office:value-type="string" calcext:value-type="string">
            <text:p>[1.78202831 0.01460417 0.20914079]</text:p>
          </table:table-cell>
          <table:table-cell office:value-type="string" calcext:value-type="string">
            <text:p>[2. <text:s text:c="8"/>1.87145411 <text:s text:c="4"/>2. <text:s text:c="7"/>]</text:p>
          </table:table-cell>
          <table:table-cell office:value-type="string" calcext:value-type="string">
            <text:p>[0.76812364 0.06923562 0.06629904]</text:p>
          </table:table-cell>
          <table:table-cell office:value-type="string" calcext:value-type="string">
            <text:p>[1.99964824 1.98062491 2. <text:s text:c="7"/>]</text:p>
          </table:table-cell>
          <table:table-cell office:value-type="float" office:value="17.834383" calcext:value-type="float">
            <text:p>17.834383</text:p>
          </table:table-cell>
        </table:table-row>
        <table:table-row table:style-name="ro1">
          <table:table-cell office:value-type="string" calcext:value-type="string">
            <text:p>40:(48,3)</text:p>
          </table:table-cell>
          <table:table-cell office:value-type="string" calcext:value-type="string">
            <text:p>[2.14877602 0.05234007 0.17499819]</text:p>
          </table:table-cell>
          <table:table-cell office:value-type="string" calcext:value-type="string">
            <text:p>[2. <text:s text:c="8"/>1.99749442 <text:s text:c="3"/>2. <text:s text:c="7"/>]</text:p>
          </table:table-cell>
          <table:table-cell office:value-type="string" calcext:value-type="string">
            <text:p>[0.82952516 0.20156796 0.13817166]</text:p>
          </table:table-cell>
          <table:table-cell office:value-type="string" calcext:value-type="string">
            <text:p>[2. <text:s text:c="8"/>1.99992743 1.99966043]</text:p>
          </table:table-cell>
          <table:table-cell office:value-type="float" office:value="24.226167" calcext:value-type="float">
            <text:p>24.226167</text:p>
          </table:table-cell>
        </table:table-row>
        <table:table-row table:style-name="ro1">
          <table:table-cell office:value-type="string" calcext:value-type="string">
            <text:p>50:(58,3)</text:p>
          </table:table-cell>
          <table:table-cell office:value-type="string" calcext:value-type="string">
            <text:p>[1.73083842 0.02258635 0.12119698]</text:p>
          </table:table-cell>
          <table:table-cell office:value-type="string" calcext:value-type="string">
            <text:p>[1.99997405 1.99180425 2. <text:s text:c="7"/>]</text:p>
          </table:table-cell>
          <table:table-cell office:value-type="string" calcext:value-type="string">
            <text:p>[0.92927286 0.25877616 0.02358398]</text:p>
          </table:table-cell>
          <table:table-cell office:value-type="string" calcext:value-type="string">
            <text:p>[1.99953794 2. <text:s text:c="8"/>1.8761161 ]</text:p>
          </table:table-cell>
          <table:table-cell office:value-type="float" office:value="34.089761" calcext:value-type="float">
            <text:p>34.08976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3var predi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[6., .4, 30.]</text:p>
          </table:table-cell>
          <table:table-cell office:value-type="string" calcext:value-type="string">
            <text:p>[12., .6, 15.]</text:p>
          </table:table-cell>
          <table:table-cell office:value-type="string" calcext:value-type="string">
            <text:p>[17., .2, 47.]</text:p>
          </table:table-cell>
          <table:table-cell office:value-type="string" calcext:value-type="string">
            <text:p>[8., .8, 8.]</text:p>
          </table:table-cell>
          <table:table-cell/>
        </table:table-row>
        <table:table-row table:style-name="ro1">
          <table:table-cell office:value-type="string" calcext:value-type="string">
            <text:p>corel</text:p>
          </table:table-cell>
          <table:table-cell office:value-type="float" office:value="-16.6086093988" calcext:value-type="float">
            <text:p>-16.6086093988</text:p>
          </table:table-cell>
          <table:table-cell office:value-type="float" office:value="-16.6395363131" calcext:value-type="float">
            <text:p>-16.6395363131</text:p>
          </table:table-cell>
          <table:table-cell office:value-type="float" office:value="-26.1432949618" calcext:value-type="float">
            <text:p>-26.1432949618</text:p>
          </table:table-cell>
          <table:table-cell office:value-type="float" office:value="-14.9070317289" calcext:value-type="float">
            <text:p>-14.9070317289</text:p>
          </table:table-cell>
          <table:table-cell/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-16.4257240489" calcext:value-type="float">
            <text:p>-16.4257240489</text:p>
          </table:table-cell>
          <table:table-cell office:value-type="float" office:value="-17.0359405455" calcext:value-type="float">
            <text:p>-17.0359405455</text:p>
          </table:table-cell>
          <table:table-cell office:value-type="float" office:value="-25.6522681776" calcext:value-type="float">
            <text:p>-25.6522681776</text:p>
          </table:table-cell>
          <table:table-cell office:value-type="float" office:value="-14.9193913865" calcext:value-type="float">
            <text:p>-14.9193913865</text:p>
          </table:table-cell>
          <table:table-cell/>
        </table:table-row>
        <table:table-row table:style-name="ro1">
          <table:table-cell office:value-type="string" calcext:value-type="string">
            <text:p>m20</text:p>
          </table:table-cell>
          <table:table-cell office:value-type="float" office:value="-16.5868322311" calcext:value-type="float">
            <text:p>-16.5868322311</text:p>
          </table:table-cell>
          <table:table-cell office:value-type="float" office:value="-16.6421128415" calcext:value-type="float">
            <text:p>-16.6421128415</text:p>
          </table:table-cell>
          <table:table-cell office:value-type="float" office:value="-27.4412127255" calcext:value-type="float">
            <text:p>-27.4412127255</text:p>
          </table:table-cell>
          <table:table-cell office:value-type="float" office:value="-14.8721503494" calcext:value-type="float">
            <text:p>-14.8721503494</text:p>
          </table:table-cell>
          <table:table-cell/>
        </table:table-row>
        <table:table-row table:style-name="ro1">
          <table:table-cell office:value-type="string" calcext:value-type="string">
            <text:p>m30</text:p>
          </table:table-cell>
          <table:table-cell office:value-type="float" office:value="-16.5665946533" calcext:value-type="float">
            <text:p>-16.5665946533</text:p>
          </table:table-cell>
          <table:table-cell office:value-type="float" office:value="-16.6655354407" calcext:value-type="float">
            <text:p>-16.6655354407</text:p>
          </table:table-cell>
          <table:table-cell office:value-type="float" office:value="-25.9475143245" calcext:value-type="float">
            <text:p>-25.9475143245</text:p>
          </table:table-cell>
          <table:table-cell office:value-type="float" office:value="-14.9877172342" calcext:value-type="float">
            <text:p>-14.9877172342</text:p>
          </table:table-cell>
          <table:table-cell/>
        </table:table-row>
        <table:table-row table:style-name="ro1">
          <table:table-cell office:value-type="string" calcext:value-type="string">
            <text:p>m40</text:p>
          </table:table-cell>
          <table:table-cell office:value-type="float" office:value="-16.591030531" calcext:value-type="float">
            <text:p>-16.591030531</text:p>
          </table:table-cell>
          <table:table-cell office:value-type="float" office:value="-16.6743177302" calcext:value-type="float">
            <text:p>-16.6743177302</text:p>
          </table:table-cell>
          <table:table-cell office:value-type="float" office:value="-26.5858252925" calcext:value-type="float">
            <text:p>-26.5858252925</text:p>
          </table:table-cell>
          <table:table-cell office:value-type="float" office:value="-14.905052885" calcext:value-type="float">
            <text:p>-14.905052885</text:p>
          </table:table-cell>
          <table:table-cell/>
        </table:table-row>
        <table:table-row table:style-name="ro1">
          <table:table-cell office:value-type="string" calcext:value-type="string">
            <text:p>m50</text:p>
          </table:table-cell>
          <table:table-cell office:value-type="float" office:value="-16.5953232861" calcext:value-type="float">
            <text:p>-16.5953232861</text:p>
          </table:table-cell>
          <table:table-cell office:value-type="float" office:value="-16.64708937" calcext:value-type="float">
            <text:p>-16.64708937</text:p>
          </table:table-cell>
          <table:table-cell office:value-type="float" office:value="-26.2269912397" calcext:value-type="float">
            <text:p>-26.2269912397</text:p>
          </table:table-cell>
          <table:table-cell office:value-type="float" office:value="-14.9047039292" calcext:value-type="float">
            <text:p>-14.9047039292</text:p>
          </table:table-cell>
          <table:table-cell/>
        </table:table-row>
        <table:table-row table:style-name="ro1">
          <table:table-cell office:value-type="string" calcext:value-type="string">
            <text:p>perc</text:p>
          </table:table-cell>
          <table:table-cell table:number-columns-repeated="4"/>
          <table:table-cell office:value-type="string" calcext:value-type="string">
            <text:p>Average error (%) of 'true'</text:p>
          </table:table-cell>
        </table:table-row>
        <table:table-row table:style-name="ro1">
          <table:table-cell office:value-type="string" calcext:value-type="string">
            <text:p>m10</text:p>
          </table:table-cell>
          <table:table-cell office:value-type="float" office:value="0.0110114788" calcext:value-type="float">
            <text:p>0.0110114788</text:p>
          </table:table-cell>
          <table:table-cell office:value-type="float" office:value="0.0238230336" calcext:value-type="float">
            <text:p>0.0238230336</text:p>
          </table:table-cell>
          <table:table-cell office:value-type="float" office:value="0.0187821307" calcext:value-type="float">
            <text:p>0.0187821307</text:p>
          </table:table-cell>
          <table:table-cell office:value-type="float" office:value="0.0008291159" calcext:value-type="float">
            <text:p>0.0008291159</text:p>
          </table:table-cell>
          <table:table-cell office:value-type="float" office:value="0.0136114398" calcext:value-type="float">
            <text:p>0.0136114398</text:p>
          </table:table-cell>
        </table:table-row>
        <table:table-row table:style-name="ro1">
          <table:table-cell office:value-type="string" calcext:value-type="string">
            <text:p>m20</text:p>
          </table:table-cell>
          <table:table-cell office:value-type="float" office:value="0.0013111975" calcext:value-type="float">
            <text:p>0.0013111975</text:p>
          </table:table-cell>
          <table:table-cell office:value-type="float" office:value="0.0001548438" calcext:value-type="float">
            <text:p>0.0001548438</text:p>
          </table:table-cell>
          <table:table-cell office:value-type="float" office:value="0.0496462961" calcext:value-type="float">
            <text:p>0.0496462961</text:p>
          </table:table-cell>
          <table:table-cell office:value-type="float" office:value="0.0023399279" calcext:value-type="float">
            <text:p>0.0023399279</text:p>
          </table:table-cell>
          <table:table-cell office:value-type="float" office:value="0.0133630663" calcext:value-type="float">
            <text:p>0.0133630663</text:p>
          </table:table-cell>
        </table:table-row>
        <table:table-row table:style-name="ro1">
          <table:table-cell office:value-type="string" calcext:value-type="string">
            <text:p>m30</text:p>
          </table:table-cell>
          <table:table-cell office:value-type="float" office:value="0.0025296968" calcext:value-type="float">
            <text:p>0.0025296968</text:p>
          </table:table-cell>
          <table:table-cell office:value-type="float" office:value="0.0015624911" calcext:value-type="float">
            <text:p>0.0015624911</text:p>
          </table:table-cell>
          <table:table-cell office:value-type="float" office:value="0.0074887514" calcext:value-type="float">
            <text:p>0.0074887514</text:p>
          </table:table-cell>
          <table:table-cell office:value-type="float" office:value="0.0054125802" calcext:value-type="float">
            <text:p>0.0054125802</text:p>
          </table:table-cell>
          <table:table-cell office:value-type="float" office:value="0.0042483799" calcext:value-type="float">
            <text:p>0.0042483799</text:p>
          </table:table-cell>
        </table:table-row>
        <table:table-row table:style-name="ro1">
          <table:table-cell office:value-type="string" calcext:value-type="string">
            <text:p>m40</text:p>
          </table:table-cell>
          <table:table-cell office:value-type="float" office:value="0.001058419" calcext:value-type="float">
            <text:p>0.001058419</text:p>
          </table:table-cell>
          <table:table-cell office:value-type="float" office:value="0.0020902876" calcext:value-type="float">
            <text:p>0.0020902876</text:p>
          </table:table-cell>
          <table:table-cell office:value-type="float" office:value="0.0169271062" calcext:value-type="float">
            <text:p>0.0169271062</text:p>
          </table:table-cell>
          <table:table-cell office:value-type="float" office:value="0.0001327457" calcext:value-type="float">
            <text:p>0.0001327457</text:p>
          </table:table-cell>
          <table:table-cell office:value-type="float" office:value="0.0050521396" calcext:value-type="float">
            <text:p>0.0050521396</text:p>
          </table:table-cell>
        </table:table-row>
        <table:table-row table:style-name="ro1">
          <table:table-cell office:value-type="string" calcext:value-type="string">
            <text:p>m50</text:p>
          </table:table-cell>
          <table:table-cell office:value-type="float" office:value="0.0007999533" calcext:value-type="float">
            <text:p>0.0007999533</text:p>
          </table:table-cell>
          <table:table-cell office:value-type="float" office:value="0.0004539223" calcext:value-type="float">
            <text:p>0.0004539223</text:p>
          </table:table-cell>
          <table:table-cell office:value-type="float" office:value="0.0032014434" calcext:value-type="float">
            <text:p>0.0032014434</text:p>
          </table:table-cell>
          <table:table-cell office:value-type="float" office:value="0.0001561545" calcext:value-type="float">
            <text:p>0.0001561545</text:p>
          </table:table-cell>
          <table:table-cell office:value-type="float" office:value="0.0011528684" calcext:value-type="float">
            <text:p>0.0011528684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U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var</text:p>
          </table:table-cell>
          <table:table-cell table:number-columns-repeated="2" office:value-type="string" calcext:value-type="string">
            <text:p>L/D</text:p>
          </table:table-cell>
          <table:table-cell table:number-columns-repeated="2" office:value-type="string" calcext:value-type="string">
            <text:p>ma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Sp-t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-sw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p-sw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p-tw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p-do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 û tp û swp</text:p>
          </table:table-cell>
          <table:table-cell office:value-type="string" calcext:value-type="string">
            <text:p>L/D</text:p>
          </table:table-cell>
          <table:table-cell table:number-columns-repeated="3" office:value-type="string" calcext:value-type="string">
            <text:p>mass</text:p>
          </table:table-cell>
          <table:table-cell office:value-type="string" calcext:value-type="string">
            <text:p>lhc+runs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het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odel time</text:p>
          </table:table-cell>
        </table:table-row>
        <table:table-row table:style-name="ro1">
          <table:table-cell office:value-type="string" calcext:value-type="string">
            <text:p>(12,, 3)</text:p>
          </table:table-cell>
          <table:table-cell office:value-type="string" calcext:value-type="string">
            <text:p>[0.41444441 0.24869402 0.78874977]</text:p>
          </table:table-cell>
          <table:table-cell office:value-type="string" calcext:value-type="string">
            <text:p>[2. 2. 2.]</text:p>
          </table:table-cell>
          <table:table-cell office:value-type="string" calcext:value-type="string">
            <text:p>[0.40932814 0.07195604 0.02869443]</text:p>
          </table:table-cell>
          <table:table-cell office:value-type="string" calcext:value-type="string">
            <text:p>[2. <text:s text:c="8"/>2. <text:s text:c="8"/>1.94482048]</text:p>
          </table:table-cell>
          <table:table-cell table:formula="of:=12*4.632*60+3.14" office:value-type="float" office:value="3338.18" calcext:value-type="float">
            <text:p>3338.18</text:p>
          </table:table-cell>
        </table:table-row>
        <table:table-row table:style-name="ro1">
          <table:table-cell office:value-type="string" calcext:value-type="string">
            <text:p>(18,3)</text:p>
          </table:table-cell>
          <table:table-cell office:value-type="string" calcext:value-type="string">
            <text:p>[2.02633226 0.16863226 0.0408845 ]</text:p>
          </table:table-cell>
          <table:table-cell office:value-type="string" calcext:value-type="string">
            <text:p>[2. <text:s text:c="7"/>2. <text:s text:c="7"/>1.1404512]</text:p>
          </table:table-cell>
          <table:table-cell office:value-type="string" calcext:value-type="string">
            <text:p>[0.40932814 0.07195604 0.02869443]</text:p>
          </table:table-cell>
          <table:table-cell office:value-type="string" calcext:value-type="string">
            <text:p>[2. <text:s text:c="8"/>2. <text:s text:c="8"/>1.94482048]</text:p>
          </table:table-cell>
          <table:table-cell table:formula="of:=18*4397*60+5.78" office:value-type="float" office:value="4748765.78" calcext:value-type="float">
            <text:p>4748765.78</text:p>
          </table:table-cell>
        </table:table-row>
        <table:table-row table:style-name="ro1">
          <table:table-cell office:value-type="string" calcext:value-type="string">
            <text:p>(22,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28,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:(58,3)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oa=8.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var prediction</text:p>
          </table:table-cell>
          <table:table-cell office:value-type="float" office:value="76.5532674692149" calcext:value-type="float">
            <text:p>76.5532674692</text:p>
          </table:table-cell>
          <table:table-cell office:value-type="float" office:value="117.393514862534" calcext:value-type="float">
            <text:p>117.3935148625</text:p>
          </table:table-cell>
          <table:table-cell/>
          <table:table-cell office:value-type="float" office:value="96.0016445474641" calcext:value-type="float">
            <text:p>96.001644547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[6., .4, 30.]</text:p>
          </table:table-cell>
          <table:table-cell office:value-type="string" calcext:value-type="string">
            <text:p>[12., .6, 15.]</text:p>
          </table:table-cell>
          <table:table-cell office:value-type="string" calcext:value-type="string">
            <text:p>[17., .2, 47.]</text:p>
          </table:table-cell>
          <table:table-cell office:value-type="string" calcext:value-type="string">
            <text:p>[8., .8, 8.]</text:p>
          </table:table-cell>
          <table:table-cell/>
        </table:table-row>
        <table:table-row table:style-name="ro1">
          <table:table-cell office:value-type="string" calcext:value-type="string">
            <text:p>corel</text:p>
          </table:table-cell>
          <table:table-cell office:value-type="float" office:value="-8.75873870962039" calcext:value-type="float">
            <text:p>-8.7587387096</text:p>
          </table:table-cell>
          <table:table-cell office:value-type="float" office:value="-1.72284759207656" calcext:value-type="float">
            <text:p>-1.7228475921</text:p>
          </table:table-cell>
          <table:table-cell office:value-type="float" office:value="-4.14419226661105" calcext:value-type="float">
            <text:p>-4.1441922666</text:p>
          </table:table-cell>
          <table:table-cell office:value-type="float" office:value="-5.2278043817745" calcext:value-type="float">
            <text:p>-5.2278043818</text:p>
          </table:table-cell>
          <table:table-cell/>
        </table:table-row>
        <table:table-row table:style-name="ro1">
          <table:table-cell office:value-type="string" calcext:value-type="string">
            <text:p>(12,, 3)</text:p>
          </table:table-cell>
          <table:table-cell office:value-type="float" office:value="-7.94984627851243" calcext:value-type="float">
            <text:p>-7.9498462785</text:p>
          </table:table-cell>
          <table:table-cell office:value-type="float" office:value="-2.71232242753686" calcext:value-type="float">
            <text:p>-2.7123224275</text:p>
          </table:table-cell>
          <table:table-cell office:value-type="float" office:value="-6.29103736977464" calcext:value-type="float">
            <text:p>-6.2910373698</text:p>
          </table:table-cell>
          <table:table-cell office:value-type="float" office:value="-4.05654917229058" calcext:value-type="float">
            <text:p>-4.0565491723</text:p>
          </table:table-cell>
          <table:table-cell/>
        </table:table-row>
        <table:table-row table:style-name="ro1">
          <table:table-cell office:value-type="string" calcext:value-type="string">
            <text:p>(18,3)</text:p>
          </table:table-cell>
          <table:table-cell office:value-type="float" office:value="-8.33072596935885" calcext:value-type="float">
            <text:p>-8.3307259694</text:p>
          </table:table-cell>
          <table:table-cell office:value-type="float" office:value="-1.96781398421217" calcext:value-type="float">
            <text:p>-1.9678139842</text:p>
          </table:table-cell>
          <table:table-cell office:value-type="float" office:value="-4.56984781080554" calcext:value-type="float">
            <text:p>-4.5698478108</text:p>
          </table:table-cell>
          <table:table-cell office:value-type="float" office:value="-3.50089305059242" calcext:value-type="float">
            <text:p>-3.5008930506</text:p>
          </table:table-cell>
          <table:table-cell/>
        </table:table-row>
        <table:table-row table:style-name="ro1">
          <table:table-cell office:value-type="string" calcext:value-type="string">
            <text:p>(22,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28,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c</text:p>
          </table:table-cell>
          <table:table-cell table:number-columns-repeated="4"/>
          <table:table-cell office:value-type="string" calcext:value-type="string">
            <text:p>Average error (%) of 'true'</text:p>
          </table:table-cell>
        </table:table-row>
        <table:table-row table:style-name="ro1">
          <table:table-cell office:value-type="string" calcext:value-type="string">
            <text:p>(12,, 3)</text:p>
          </table:table-cell>
          <table:table-cell table:formula="of:=([.B$55]-[.B56])/[.B$55]" office:value-type="float" office:value="0.0923526158189296" calcext:value-type="float">
            <text:p>0.0923526158</text:p>
          </table:table-cell>
          <table:table-cell table:formula="of:=([.C$55]-[.C56])/[.C$55]" office:value-type="float" office:value="-0.574325227612084" calcext:value-type="float">
            <text:p>-0.5743252276</text:p>
          </table:table-cell>
          <table:table-cell table:formula="of:=([.D$55]-[.D56])/[.D$55]" office:value-type="float" office:value="-0.518037041973245" calcext:value-type="float">
            <text:p>-0.518037042</text:p>
          </table:table-cell>
          <table:table-cell table:formula="of:=([.E$55]-[.E56])/[.E$55]" office:value-type="float" office:value="0.22404342702019" calcext:value-type="float">
            <text:p>0.224043427</text:p>
          </table:table-cell>
          <table:table-cell table:formula="of:=ABS(AVERAGE([.B62:.E62]))" office:value-type="float" office:value="0.193991556686552" calcext:value-type="float">
            <text:p>0.1939915567</text:p>
          </table:table-cell>
        </table:table-row>
        <table:table-row table:style-name="ro1">
          <table:table-cell office:value-type="string" calcext:value-type="string">
            <text:p>(18,3)</text:p>
          </table:table-cell>
          <table:table-cell table:formula="of:=([.B$55]-[.B57])/[.B$55]" office:value-type="float" office:value="0.0488669378607467" calcext:value-type="float">
            <text:p>0.0488669379</text:p>
          </table:table-cell>
          <table:table-cell table:formula="of:=([.C$55]-[.C57])/[.C$55]" office:value-type="float" office:value="-0.142186919645251" calcext:value-type="float">
            <text:p>-0.1421869196</text:p>
          </table:table-cell>
          <table:table-cell table:formula="of:=([.D$55]-[.D57])/[.D$55]" office:value-type="float" office:value="-0.102711340789837" calcext:value-type="float">
            <text:p>-0.1027113408</text:p>
          </table:table-cell>
          <table:table-cell table:formula="of:=([.E$55]-[.E57])/[.E$55]" office:value-type="float" office:value="0.330332048613478" calcext:value-type="float">
            <text:p>0.3303320486</text:p>
          </table:table-cell>
          <table:table-cell table:formula="of:=ABS(AVERAGE([.B63:.E63]))" office:value-type="float" office:value="0.0335751815097841" calcext:value-type="float">
            <text:p>0.0335751815</text:p>
          </table:table-cell>
        </table:table-row>
        <table:table-row table:style-name="ro1">
          <table:table-cell office:value-type="string" calcext:value-type="string">
            <text:p>(22,3)</text:p>
          </table:table-cell>
          <table:table-cell table:formula="of:=([.B$55]-[.B58])/[.B$55]" office:value-type="float" office:value="1" calcext:value-type="float">
            <text:p>1</text:p>
          </table:table-cell>
          <table:table-cell table:formula="of:=([.C$55]-[.C58])/[.C$55]" office:value-type="float" office:value="1" calcext:value-type="float">
            <text:p>1</text:p>
          </table:table-cell>
          <table:table-cell table:formula="of:=([.D$55]-[.D58])/[.D$55]" office:value-type="float" office:value="1" calcext:value-type="float">
            <text:p>1</text:p>
          </table:table-cell>
          <table:table-cell table:formula="of:=([.E$55]-[.E58])/[.E$55]" office:value-type="float" office:value="1" calcext:value-type="float">
            <text:p>1</text:p>
          </table:table-cell>
          <table:table-cell table:formula="of:=ABS(AVERAGE([.B64:.E64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(28,3)</text:p>
          </table:table-cell>
          <table:table-cell table:formula="of:=([.B$55]-[.B59])/[.B$55]" office:value-type="float" office:value="1" calcext:value-type="float">
            <text:p>1</text:p>
          </table:table-cell>
          <table:table-cell table:formula="of:=([.C$55]-[.C59])/[.C$55]" office:value-type="float" office:value="1" calcext:value-type="float">
            <text:p>1</text:p>
          </table:table-cell>
          <table:table-cell table:formula="of:=([.D$55]-[.D59])/[.D$55]" office:value-type="float" office:value="1" calcext:value-type="float">
            <text:p>1</text:p>
          </table:table-cell>
          <table:table-cell table:formula="of:=([.E$55]-[.E59])/[.E$55]" office:value-type="float" office:value="1" calcext:value-type="float">
            <text:p>1</text:p>
          </table:table-cell>
          <table:table-cell table:formula="of:=ABS(AVERAGE([.B65:.E65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50</text:p>
          </table:table-cell>
          <table:table-cell table:formula="of:=([.B$55]-[.B60])/[.B$55]" office:value-type="float" office:value="1" calcext:value-type="float">
            <text:p>1</text:p>
          </table:table-cell>
          <table:table-cell table:formula="of:=([.C$55]-[.C60])/[.C$55]" office:value-type="float" office:value="1" calcext:value-type="float">
            <text:p>1</text:p>
          </table:table-cell>
          <table:table-cell table:formula="of:=([.D$55]-[.D60])/[.D$55]" office:value-type="float" office:value="1" calcext:value-type="float">
            <text:p>1</text:p>
          </table:table-cell>
          <table:table-cell table:formula="of:=([.E$55]-[.E60])/[.E$55]" office:value-type="float" office:value="1" calcext:value-type="float">
            <text:p>1</text:p>
          </table:table-cell>
          <table:table-cell table:formula="of:=ABS(AVERAGE([.B66:.E66]))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0T11:33:40.169026277</dc:date>
    <meta:editing-duration>PT40M36S</meta:editing-duration>
    <meta:editing-cycles>5</meta:editing-cycles>
    <meta:generator>LibreOffice/5.1.6.2$Linux_X86_64 LibreOffice_project/10m0$Build-2</meta:generator>
    <meta:document-statistic meta:table-count="1" meta:cell-count="242" meta:object-count="0"/>
  </office:meta>
</office:document-meta>
</file>